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979c0" officeooo:paragraph-rsid="000979c0"/>
    </style:style>
    <style:style style:name="P2" style:family="paragraph" style:parent-style-name="Text_20_body">
      <style:paragraph-properties fo:text-align="center" style:justify-single-word="false"/>
      <style:text-properties officeooo:rsid="000979c0" officeooo:paragraph-rsid="000979c0"/>
    </style:style>
    <style:style style:name="P3" style:family="paragraph" style:parent-style-name="Text_20_body" style:list-style-name="L2">
      <style:text-properties officeooo:rsid="000d06b2" officeooo:paragraph-rsid="000d06b2"/>
    </style:style>
    <style:style style:name="P4" style:family="paragraph" style:parent-style-name="Text_20_body" style:list-style-name="L2">
      <style:text-properties officeooo:rsid="000ea3b2" officeooo:paragraph-rsid="000ea3b2"/>
    </style:style>
    <style:style style:name="P5" style:family="paragraph" style:parent-style-name="Text_20_body">
      <style:text-properties officeooo:rsid="000ea3b2" officeooo:paragraph-rsid="000ea3b2"/>
    </style:style>
    <style:style style:name="P6" style:family="paragraph" style:parent-style-name="Text_20_body" style:list-style-name="L4">
      <style:text-properties officeooo:rsid="0011c1cd" officeooo:paragraph-rsid="0011c1cd"/>
    </style:style>
    <style:style style:name="P7" style:family="paragraph" style:parent-style-name="Text_20_body" style:list-style-name="L4">
      <style:text-properties officeooo:rsid="0011e298" officeooo:paragraph-rsid="0011e298"/>
    </style:style>
    <style:style style:name="P8" style:family="paragraph" style:parent-style-name="Text_20_body" style:list-style-name="L4">
      <style:text-properties officeooo:rsid="00139d93" officeooo:paragraph-rsid="00139d93"/>
    </style:style>
    <style:style style:name="P9" style:family="paragraph" style:parent-style-name="Text_20_body" style:list-style-name="L4">
      <style:text-properties officeooo:rsid="00145904" officeooo:paragraph-rsid="00145904"/>
    </style:style>
    <style:style style:name="P10" style:family="paragraph" style:parent-style-name="Text_20_body" style:list-style-name="L4">
      <style:text-properties officeooo:rsid="00151da6" officeooo:paragraph-rsid="00151da6"/>
    </style:style>
    <style:style style:name="P11" style:family="paragraph" style:parent-style-name="Text_20_body">
      <style:text-properties officeooo:rsid="00151da6" officeooo:paragraph-rsid="00151da6"/>
    </style:style>
    <style:style style:name="P12" style:family="paragraph" style:parent-style-name="Text_20_body" style:list-style-name="L5">
      <style:text-properties officeooo:rsid="00151da6" officeooo:paragraph-rsid="00151da6"/>
    </style:style>
    <style:style style:name="P13" style:family="paragraph" style:parent-style-name="Text_20_body">
      <style:text-properties officeooo:rsid="0015df3a" officeooo:paragraph-rsid="0015df3a"/>
    </style:style>
    <style:style style:name="P14" style:family="paragraph" style:parent-style-name="Text_20_body">
      <style:text-properties officeooo:rsid="0015df3a" officeooo:paragraph-rsid="0015df3a" fo:background-color="#ef413d"/>
    </style:style>
    <style:style style:name="P15" style:family="paragraph" style:parent-style-name="Text_20_body">
      <style:text-properties officeooo:rsid="00169713" officeooo:paragraph-rsid="00169713"/>
    </style:style>
    <style:style style:name="P16" style:family="paragraph" style:parent-style-name="Text_20_body" style:list-style-name="L6">
      <style:text-properties officeooo:paragraph-rsid="001950c6"/>
    </style:style>
    <style:style style:name="P17" style:family="paragraph" style:parent-style-name="Text_20_body" style:list-style-name="L6">
      <style:text-properties officeooo:rsid="0017e1dc" officeooo:paragraph-rsid="0017e1dc"/>
    </style:style>
    <style:style style:name="P18" style:family="paragraph" style:parent-style-name="Text_20_body" style:list-style-name="L6">
      <style:text-properties officeooo:rsid="001950c6" officeooo:paragraph-rsid="001950c6"/>
    </style:style>
    <style:style style:name="P19" style:family="paragraph" style:parent-style-name="Text_20_body">
      <style:text-properties officeooo:rsid="001950c6" officeooo:paragraph-rsid="001950c6"/>
    </style:style>
    <style:style style:name="P20" style:family="paragraph" style:parent-style-name="Text_20_body">
      <style:text-properties officeooo:rsid="001d3da1" officeooo:paragraph-rsid="001d3da1"/>
    </style:style>
    <style:style style:name="P21" style:family="paragraph" style:parent-style-name="Text_20_body" style:list-style-name="L7">
      <style:text-properties officeooo:rsid="001d3da1" officeooo:paragraph-rsid="001d3da1"/>
    </style:style>
    <style:style style:name="P22" style:family="paragraph" style:parent-style-name="Text_20_body" style:list-style-name="L7">
      <style:text-properties officeooo:rsid="001f1da0" officeooo:paragraph-rsid="001f1da0"/>
    </style:style>
    <style:style style:name="P23" style:family="paragraph" style:parent-style-name="Text_20_body">
      <style:text-properties officeooo:rsid="00213700" officeooo:paragraph-rsid="00213700" fo:background-color="#fff685"/>
    </style:style>
    <style:style style:name="P24" style:family="paragraph" style:parent-style-name="Title">
      <style:paragraph-properties fo:break-before="page"/>
    </style:style>
    <style:style style:name="P25" style:family="paragraph" style:parent-style-name="Title">
      <style:paragraph-properties fo:break-before="page"/>
      <style:text-properties officeooo:rsid="00151da6" officeooo:paragraph-rsid="00151da6"/>
    </style:style>
    <style:style style:name="P26" style:family="paragraph" style:parent-style-name="Heading_20_2">
      <style:paragraph-properties fo:text-align="center" style:justify-single-word="false"/>
    </style:style>
    <style:style style:name="P27" style:family="paragraph" style:parent-style-name="Heading_20_1">
      <style:paragraph-properties fo:break-before="page"/>
    </style:style>
    <style:style style:name="T1" style:family="text">
      <style:text-properties officeooo:rsid="000b63ec"/>
    </style:style>
    <style:style style:name="T2" style:family="text">
      <style:text-properties fo:font-weight="bold" style:font-weight-asian="bold" style:font-weight-complex="bold"/>
    </style:style>
    <style:style style:name="T3" style:family="text">
      <style:text-properties officeooo:rsid="000f5ebd"/>
    </style:style>
    <style:style style:name="T4" style:family="text">
      <style:text-properties officeooo:rsid="0011e298"/>
    </style:style>
    <style:style style:name="T5" style:family="text">
      <style:text-properties officeooo:rsid="00139d93"/>
    </style:style>
    <style:style style:name="T6" style:family="text">
      <style:text-properties officeooo:rsid="00151da6"/>
    </style:style>
    <style:style style:name="T7" style:family="text">
      <style:text-properties fo:color="#00599d" fo:font-weight="bold" style:font-weight-asian="bold" style:font-weight-complex="bold"/>
    </style:style>
    <style:style style:name="T8" style:family="text">
      <style:text-properties officeooo:rsid="001950c6"/>
    </style:style>
    <style:style style:name="T9" style:family="text">
      <style:text-properties officeooo:rsid="001acda1"/>
    </style:style>
    <style:style style:name="T10" style:family="text">
      <style:text-properties officeooo:rsid="001fba3b"/>
    </style:style>
    <style:style style:name="T11" style:family="text">
      <style:text-properties officeooo:rsid="001fda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VibHub Dev Kit 1</text:p>
      <text:p text:style-name="P2">By JasX</text:p>
      <text:p text:style-name="P2"/>
      <text:h text:style-name="P26" text:outline-level="2">User Manual</text:h>
      <text:p text:style-name="P24">Important Stuff</text:p>
      <text:list xml:id="list3895103304" text:style-name="L2">
        <text:list-item>
          <text:p text:style-name="P3">The micro-usb connector (the tiny one) is an INPUT only. The maximum power draw is dependent on the power supply used. <text:span text:style-name="T2">DO NOT POWER VIBRATOR UNITS FROM A COMPUTER USB PORT OR YOU WILL BREAK THE PORT</text:span>. For safety reasons we suggest at least 2.2A of current for your power supply. A 1A supply will work if you only use ONE USB vibrator.</text:p>
        </text:list-item>
        <text:list-item>
          <text:p text:style-name="P4">The large USB ports are OUTPUT only. Do not try to power the device from these.</text:p>
        </text:list-item>
        <text:list-item>
          <text:p text:style-name="P4">Remove any vibrators present when plugging the device into a computer to update the software.</text:p>
        </text:list-item>
      </text:list>
      <text:p text:style-name="P5"/>
      <text:h text:style-name="P27" text:outline-level="1">Legal stuff</text:h>
      <text:h text:style-name="Heading_20_2" text:outline-level="2">The free hardware</text:h>
      <text:p text:style-name="P1">THE <text:span text:style-name="T1">PERIPHERAL</text:spa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text:span text:style-name="T1">PERIPHERAL</text:span> OR THE USE OR OTHER DEALINGS IN THE SOFTWARE.</text:p>
      <text:h text:style-name="Heading_20_2" text:outline-level="2">The software</text:h>
      <text:p text:style-name="Text_20_body">Copyright <text:span text:style-name="T3">2018</text:span> <text:span text:style-name="T3">JasX</text:span></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
      <text:p text:style-name="Text_20_body"><text:soft-page-break/>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Text_20_body"/>
      <text:p text:style-name="P25">Getting Started</text:p>
      <text:list xml:id="list4181584877" text:style-name="L4">
        <text:list-item>
          <text:p text:style-name="P6">Plug a micro USB power outlet, such as a phone charger, of at least 1A (2A+ recommended, see IMPORTANT STUFF). The big LED on the top left quadrant should light up <text:span text:style-name="T4">and turn blue</text:span>.</text:p>
        </text:list-item>
        <text:list-item>
          <text:p text:style-name="P7">Use a wifi-enabled device such as a smartphone, laptop, tablet, or wifi-enabled PC and look at the list of available connections. <text:span text:style-name="T5">Find the one named VibHub_&lt;numbers&gt; such as VibHub_7832 and connect to it.</text:span></text:p>
        </text:list-item>
        <text:list-item>
          <text:p text:style-name="P8">The device should ask you to sign in after connecting. If not, try opening a browser and entering the URL 192.168.4.1 to enter the configuration portal.</text:p>
        </text:list-item>
        <text:list-item>
          <text:p text:style-name="P8">Press “Configure”.</text:p>
        </text:list-item>
        <text:list-item>
          <text:p text:style-name="P9">Select the wifi network to connect the device to and enter the password (if any).</text:p>
        </text:list-item>
        <text:list-item>
          <text:p text:style-name="P9"><text:span text:style-name="T2">Write down the Device ID on this page, or change it.</text:span> Treat this like a password, as this is the token that will allow apps to control your device. <text:span text:style-name="T6">If you want to revoke all apps access to your device, change the device ID to something nobody will guess.</text:span></text:p>
        </text:list-item>
        <text:list-item>
          <text:p text:style-name="P9">You can leave the server settings as their default values unless you intend on using a custom or your own server (advanced).</text:p>
        </text:list-item>
        <text:list-item>
          <text:p text:style-name="P9"><text:soft-page-break/>Press save and wait for the device to restart.</text:p>
        </text:list-item>
        <text:list-item>
          <text:p text:style-name="P9">If successful, the big LED at the top left should turn green. If it turns blue again, it means the wifi connection failed. Configure the device again with the right credentials.</text:p>
        </text:list-item>
        <text:list-item>
          <text:p text:style-name="P10">Plug in a USB or phono vibrator. Keep in mind you can only use one device per channel, so plugging a USB and a phone on channel 0 will not work.</text:p>
        </text:list-item>
        <text:list-item>
          <text:p text:style-name="P10">Find a VibHub app and enter your device ID. It should now be able to control your VibHub device.</text:p>
        </text:list-item>
      </text:list>
      <text:p text:style-name="P11"/>
      <text:h text:style-name="Heading_20_1" text:outline-level="1">Reconfiguring</text:h>
      <text:p text:style-name="P11">There are 2 ways of reconfiguring the device:</text:p>
      <text:list xml:id="list1879846280" text:style-name="L5">
        <text:list-item>
          <text:p text:style-name="P12">Press and hold the button on the board for at least 3 seconds. The light will turn blue and you can enter the configuration portal again.</text:p>
        </text:list-item>
        <text:list-item>
          <text:p text:style-name="P12">Unplug the device. Press and hold the button while plugging in the device. <text:span text:style-name="T2">This will reset all device settings, including WiFi, and generate a new Device ID!</text:span></text:p>
        </text:list-item>
      </text:list>
      <text:p text:style-name="P11"><text:span text:style-name="T2"/></text:p>
      <text:p text:style-name="P24">Updating the firmware</text:p>
      <text:p text:style-name="P13"/>
      <text:p text:style-name="P14">I’m not sure how you setup the pins on the board, Kadah could you explain this?</text:p>
      <text:p text:style-name="P24">Need additonal help?</text:p>
      <text:p text:style-name="P15">Join the JasX discord at <text:span text:style-name="T7">discord.jasx.org</text:span></text:p>
      <text:p text:style-name="P24">Credits</text:p>
      <text:p text:style-name="P20">JasX is:</text:p>
      <text:list xml:id="list1436970574" text:style-name="L7">
        <text:list-item>
          <text:p text:style-name="P21">JasXSL: https://github.com/JasXSL</text:p>
        </text:list-item>
        <text:list-item>
          <text:p text:style-name="P22">Kadah: https://github.com/Kadah</text:p>
        </text:list-item>
      </text:list>
      <text:p text:style-name="P20"/>
      <text:p text:style-name="P20"><text:span text:style-name="T10">Additional</text:span> open source/creative commons <text:span text:style-name="T11">libraries/assets</text:span> by:</text:p>
      <text:list xml:id="list665129348" text:style-name="L6">
        <text:list-item>
          <text:p text:style-name="P17">WiFiManager by Tzapu: <text:a xlink:type="simple" xlink:href="https://github.com/tzapu/WiFiManager" text:style-name="Internet_20_link" text:visited-style-name="Visited_20_Internet_20_Link">https://github.com/tzapu/WiFiManager</text:a></text:p>
        </text:list-item>
        <text:list-item>
          <text:p text:style-name="P18">TweenDuino by StickyWes: <text:a xlink:type="simple" xlink:href="https://github.com/stickywes/TweenDuino" text:style-name="Internet_20_link" text:visited-style-name="Visited_20_Internet_20_Link">https://github.com/stickywes/TweenDuino</text:a></text:p>
        </text:list-item>
        <text:list-item>
          <text:p text:style-name="P16"><text:span text:style-name="T8">PCA9634 by HydroSense:<text:line-break/></text:span><text:a xlink:type="simple" xlink:href="https://github.com/HydroSense/HydroSense_PCA9634" text:style-name="Internet_20_link" text:visited-style-name="Visited_20_Internet_20_Link">https://github.com/HydroSense/HydroSense_PCA963</text:a><text:a xlink:type="simple" xlink:href="https://github.com/HydroSense/HydroSense_PCA9634" text:style-name="Internet_20_link" text:visited-style-name="Visited_20_Internet_20_Link"><text:span text:style-name="T9">4</text:span></text:a></text:p>
        </text:list-item>
        <text:list-item>
          <text:p text:style-name="P18">Padlock icon by game-icons:<text:line-break/><text:a xlink:type="simple" xlink:href="https://game-icons.net/" text:style-name="Internet_20_link" text:visited-style-name="Visited_20_Internet_20_Link">https://game-icons.net/</text:a></text:p>
        </text:list-item>
      </text:list>
      <text:p text:style-name="P19"/>
      <text:p text:style-name="P23">TODO: Fill out the 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21:10.948000000</meta:creation-date>
    <dc:date>2018-06-20T16:12:55.829000000</dc:date>
    <meta:editing-duration>PT40M33S</meta:editing-duration>
    <meta:editing-cycles>26</meta:editing-cycles>
    <meta:generator>LibreOffice/5.4.0.3$Windows_X86_64 LibreOffice_project/7556cbc6811c9d992f4064ab9287069087d7f62c</meta:generator>
    <meta:document-statistic meta:table-count="0" meta:image-count="0" meta:object-count="0" meta:page-count="9" meta:paragraph-count="45" meta:word-count="772" meta:character-count="4539" meta:non-whitespace-character-count="3834"/>
  </office:meta>
</office:document-meta>
</file>